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3b415" officeooo:paragraph-rsid="0003b415" style:font-size-asian="14pt" style:font-size-complex="16pt"/>
    </style:style>
    <style:style style:name="P2" style:family="paragraph" style:parent-style-name="Standard">
      <style:paragraph-properties fo:text-align="start" style:justify-single-word="false"/>
      <style:text-properties fo:font-size="12pt" officeooo:rsid="0003b415" officeooo:paragraph-rsid="0003b415" style:font-size-asian="10.5pt" style:font-size-complex="12pt"/>
    </style:style>
    <style:style style:name="P3" style:family="paragraph" style:parent-style-name="Standard">
      <style:paragraph-properties fo:line-height="150%" fo:text-align="start" style:justify-single-word="false"/>
      <style:text-properties fo:font-size="12pt" officeooo:rsid="0004e6c8" officeooo:paragraph-rsid="0004e6c8" style:font-size-asian="10.5pt" style:font-size-complex="12pt"/>
    </style:style>
    <style:style style:name="P4" style:family="paragraph" style:parent-style-name="Standard">
      <style:paragraph-properties fo:line-height="150%" fo:text-align="start" style:justify-single-word="false"/>
      <style:text-properties fo:font-size="12pt" officeooo:rsid="000de6c0" officeooo:paragraph-rsid="000de6c0" style:font-size-asian="10.5pt" style:font-size-complex="12pt"/>
    </style:style>
    <style:style style:name="T1" style:family="text">
      <style:text-properties officeooo:rsid="00044780"/>
    </style:style>
    <style:style style:name="T2" style:family="text">
      <style:text-properties officeooo:rsid="00055fc7"/>
    </style:style>
    <style:style style:name="T3" style:family="text">
      <style:text-properties officeooo:rsid="000bece9"/>
    </style:style>
    <style:style style:name="T4" style:family="text">
      <style:text-properties officeooo:rsid="00114512"/>
    </style:style>
    <style:style style:name="T5" style:family="text">
      <style:text-properties style:text-position="super 58%" officeooo:rsid="00114512"/>
    </style:style>
    <style:style style:name="T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Kloor – El Cajon<text:span text:style-name="T1">'s</text:span> Own Big Fish</text:p>
      <text:p text:style-name="P1"/>
      <text:p text:style-name="P1">by</text:p>
      <text:p text:style-name="P1"/>
      <text:p text:style-name="P1">J K Lo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oft-page-break/><text:span text:style-name="T3">Prologue</text:span></text:p>
      <text:p text:style-name="P3"/>
      <text:p text:style-name="P3"><text:tab/><text:span text:style-name="T2">Average rainfall for El Cajon, CA is 12”, it rarely rains for more than a couple of hours a day. But, on the week he was lowered into the ground, it rained from Thursday until Monday. Umbrellas were dug out from the closets, as were the black suits and ties that were present at his funeral, and the atmosphere fit the forlorn feeling all those who attended felt. It was the perfect setting for William Kloor to be remembered, a short period of time that echoed how his life stood out from the average, because as everyone said “Of course it rains on Bills funeral”. The funny thing is, it hardly ever rained on his parade.</text:span></text:p>
      <text:p text:style-name="P3"/>
      <text:p text:style-name="P4">Chapter 1:</text:p>
      <text:p text:style-name="P4"/>
      <text:p text:style-name="P4"><text:tab/><text:span text:style-name="T4">On Tuesday, October 3</text:span><text:span text:style-name="T5">rd</text:span><text:span text:style-name="T4">, 1944 while FDR was busy having lunch and preparing for a radio/press confere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10:26:11.483147409</meta:creation-date>
    <dc:date>2015-08-23T10:45:51.627400108</dc:date>
    <meta:editing-duration>PT19M32S</meta:editing-duration>
    <meta:editing-cycles>17</meta:editing-cycles>
    <meta:generator>LibreOffice/4.4.2.2$Linux_X86_64 LibreOffice_project/40m0$Build-2</meta:generator>
    <meta:document-statistic meta:table-count="0" meta:image-count="0" meta:object-count="0" meta:page-count="2" meta:paragraph-count="7" meta:word-count="147" meta:character-count="798" meta:non-whitespace-character-count="654"/>
  </office:meta>
</office:document-meta>
</file>